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dbdbd" loext:fill-use-slide-background="false" draw:textarea-horizontal-align="justify" draw:textarea-vertical-align="middle" draw:auto-grow-height="false" fo:min-height="1.469cm" fo:min-width="5.664cm" style:writing-mode="lr-tb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000000" draw:fill-color="#bdbdbd" draw:textarea-horizontal-align="justify" draw:textarea-vertical-align="middle" draw:auto-grow-height="false" fo:min-height="2.926cm" fo:min-width="2.676cm" style:writing-mode="lr-tb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draw:fill="none" fo:min-height="2.1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dbdbd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dbdbd"/>
      <style:paragraph-properties fo:text-align="center" style:writing-mode="lr-tb"/>
    </style:style>
    <style:style style:name="P5" style:family="paragraph">
      <loext:graphic-properties draw:fill="none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solid" draw:fill-color="#bdbdbd"/>
      <style:paragraph-properties fo:text-align="center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905cm" svg:x="18.145cm" svg:y="2.587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35cm" svg:height="1.905cm" svg:x="18.145cm" svg:y="6.397cm">
          <text:p text:style-name="P1">Round start</text:p>
          <text:p text:style-name="P1">(Kör eljén, osztás stb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1.32cm" svg:y1="4.492cm" svg:x2="21.32cm" svg:y2="6.397cm">
          <text:p/>
        </draw:line>
        <draw:line draw:style-name="gr2" draw:text-style-name="P3" draw:layer="layout" svg:x1="21.32cm" svg:y1="8.272cm" svg:x2="21.32cm" svg:y2="10.177cm">
          <text:p/>
        </draw:line>
        <draw:custom-shape draw:style-name="gr3" draw:text-style-name="P4" draw:layer="layout" svg:width="6.35cm" svg:height="6.35cm" svg:x="18.145cm" svg:y="14.007cm">
          <text:p text:style-name="P1">Chooses an a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8.145cm" svg:y1="17.182cm" svg:x2="15.287cm" svg:y2="17.182cm">
          <text:p/>
        </draw:line>
        <draw:line draw:style-name="gr2" draw:text-style-name="P3" draw:layer="layout" svg:x1="15.287cm" svg:y1="17.182cm" svg:x2="15.287cm" svg:y2="19.087cm">
          <text:p/>
        </draw:line>
        <draw:custom-shape draw:style-name="gr1" draw:text-style-name="P2" draw:layer="layout" svg:width="6.35cm" svg:height="1.905cm" svg:x="12.112cm" svg:y="19.087cm">
          <text:p text:style-name="P1">Add deck of discarded car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4.337cm" svg:height="1.673cm" svg:x="14.56cm" svg:y="15.509cm">
          <draw:text-box>
            <text:p text:style-name="P1">Discard a card</text:p>
          </draw:text-box>
        </draw:frame>
        <draw:line draw:style-name="gr4" draw:text-style-name="P3" draw:layer="layout" svg:x1="27.35cm" svg:y1="17.184cm" svg:x2="24.492cm" svg:y2="17.184cm">
          <text:p/>
        </draw:line>
        <draw:line draw:style-name="gr2" draw:text-style-name="P3" draw:layer="layout" svg:x1="27.349cm" svg:y1="17.182cm" svg:x2="27.349cm" svg:y2="19.087cm">
          <text:p/>
        </draw:line>
        <draw:frame draw:style-name="gr5" draw:text-style-name="P3" draw:layer="layout" svg:width="4.337cm" svg:height="1.673cm" svg:x="23.767cm" svg:y="15.506cm">
          <draw:text-box>
            <text:p text:style-name="P1">Plays a <text:line-break/>card</text:p>
          </draw:text-box>
        </draw:frame>
        <draw:custom-shape draw:style-name="gr3" draw:text-style-name="P4" draw:layer="layout" svg:width="6.35cm" svg:height="6.35cm" svg:x="24.177cm" svg:y="19.087cm">
          <text:p text:style-name="P1">Is the card playabl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33.375cm" svg:y1="22.264cm" svg:x2="30.517cm" svg:y2="22.264cm">
          <text:p/>
        </draw:line>
        <draw:line draw:style-name="gr2" draw:text-style-name="P3" draw:layer="layout" svg:x1="33.374cm" svg:y1="43.842cm" svg:x2="33.374cm" svg:y2="45.747cm">
          <text:p/>
        </draw:line>
        <draw:frame draw:style-name="gr6" draw:text-style-name="P3" draw:layer="layout" svg:width="4.337cm" svg:height="0.963cm" svg:x="29.792cm" svg:y="20.886cm">
          <draw:text-box>
            <text:p text:style-name="P1">Yes</text:p>
          </draw:text-box>
        </draw:frame>
        <draw:line draw:style-name="gr4" draw:text-style-name="P3" draw:layer="layout" svg:x1="24.177cm" svg:y1="22.262cm" svg:x2="21.32cm" svg:y2="22.262cm">
          <text:p/>
        </draw:line>
        <draw:line draw:style-name="gr2" draw:text-style-name="P3" draw:layer="layout" svg:x1="21.32cm" svg:y1="22.262cm" svg:x2="21.32cm" svg:y2="20.357cm">
          <text:p/>
        </draw:line>
        <draw:frame draw:style-name="gr6" draw:text-style-name="P5" draw:layer="layout" svg:width="4.337cm" svg:height="0.963cm" svg:x="20.685cm" svg:y="20.982cm">
          <draw:text-box>
            <text:p text:style-name="P1">No</text:p>
          </draw:text-box>
        </draw:frame>
        <draw:custom-shape draw:style-name="gr3" draw:text-style-name="P4" draw:layer="layout" svg:width="6.35cm" svg:height="6.35cm" svg:x="30.209cm" svg:y="45.747cm">
          <text:p text:style-name="P1">Is it the last rou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39.407cm" svg:y1="48.924cm" svg:x2="36.549cm" svg:y2="48.924cm">
          <text:p/>
        </draw:line>
        <draw:line draw:style-name="gr2" draw:text-style-name="P3" draw:layer="layout" svg:x1="39.406cm" svg:y1="48.922cm" svg:x2="39.406cm" svg:y2="50.827cm">
          <text:p/>
        </draw:line>
        <draw:frame draw:style-name="gr6" draw:text-style-name="P3" draw:layer="layout" svg:width="4.337cm" svg:height="0.963cm" svg:x="35.824cm" svg:y="47.546cm">
          <draw:text-box>
            <text:p text:style-name="P1">Yes</text:p>
          </draw:text-box>
        </draw:frame>
        <draw:line draw:style-name="gr4" draw:text-style-name="P3" draw:layer="layout" svg:x1="30.21cm" svg:y1="48.922cm" svg:x2="9.255cm" svg:y2="48.922cm">
          <text:p/>
        </draw:line>
        <draw:frame draw:style-name="gr6" draw:text-style-name="P5" draw:layer="layout" svg:width="4.337cm" svg:height="0.963cm" svg:x="26.717cm" svg:y="47.642cm">
          <draw:text-box>
            <text:p text:style-name="P1">No</text:p>
          </draw:text-box>
        </draw:frame>
        <draw:custom-shape draw:style-name="gr1" draw:text-style-name="P7" draw:layer="layout" svg:width="6.35cm" svg:height="1.905cm" svg:x="36.242cm" svg:y="33.047cm">
          <text:p text:style-name="P6">Kiválaszt melyik színbő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7.352cm" svg:y1="34.952cm" svg:x2="27.352cm" svg:y2="36.857cm">
          <text:p/>
        </draw:line>
        <draw:custom-shape draw:style-name="gr1" draw:text-style-name="P7" draw:layer="layout" svg:width="6.35cm" svg:height="1.905cm" svg:x="24.177cm" svg:y="36.857cm">
          <text:p text:style-name="P6">Card dra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9.417cm" svg:y1="34.952cm" svg:x2="39.417cm" svg:y2="37.81cm">
          <text:p/>
        </draw:line>
        <draw:line draw:style-name="gr2" draw:text-style-name="P3" draw:layer="layout" svg:x1="39.417cm" svg:y1="37.81cm" svg:x2="30.527cm" svg:y2="37.81cm">
          <text:p/>
        </draw:line>
        <draw:line draw:style-name="gr4" draw:text-style-name="P3" draw:layer="layout" svg:x1="15.287cm" svg:y1="20.992cm" svg:x2="15.298cm" svg:y2="37.757cm">
          <text:p/>
        </draw:line>
        <draw:line draw:style-name="gr2" draw:text-style-name="P3" draw:layer="layout" svg:x1="15.287cm" svg:y1="37.81cm" svg:x2="33.225cm" svg:y2="26.713cm">
          <text:p/>
        </draw:line>
        <draw:custom-shape draw:style-name="gr3" draw:text-style-name="P4" draw:layer="layout" svg:width="6.35cm" svg:height="6.35cm" svg:x="24.177cm" svg:y="40.602cm">
          <text:p text:style-name="P1">Is it the last card?</text:p>
          <text:p text:style-name="P1">(Kör végén takarytás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33.375cm" svg:y1="43.779cm" svg:x2="30.517cm" svg:y2="43.779cm">
          <text:p/>
        </draw:line>
        <draw:line draw:style-name="gr4" draw:text-style-name="P3" draw:layer="layout" svg:x1="24.177cm" svg:y1="43.842cm" svg:x2="11.509cm" svg:y2="43.842cm">
          <text:p/>
        </draw:line>
        <draw:frame draw:style-name="gr6" draw:text-style-name="P5" draw:layer="layout" svg:width="4.337cm" svg:height="0.963cm" svg:x="20.685cm" svg:y="42.497cm">
          <draw:text-box>
            <text:p text:style-name="P1">No</text:p>
          </draw:text-box>
        </draw:frame>
        <draw:line draw:style-name="gr2" draw:text-style-name="P3" draw:layer="layout" svg:x1="27.352cm" svg:y1="38.762cm" svg:x2="27.352cm" svg:y2="40.667cm">
          <text:p/>
        </draw:line>
        <draw:line draw:style-name="gr2" draw:text-style-name="P3" draw:layer="layout" svg:x1="27.352cm" svg:y1="34.932cm" svg:x2="27.352cm" svg:y2="36.837cm">
          <text:p/>
        </draw:line>
        <draw:line draw:style-name="gr2" draw:text-style-name="P3" draw:layer="layout" svg:x1="27.352cm" svg:y1="34.932cm" svg:x2="27.352cm" svg:y2="36.837cm">
          <text:p/>
        </draw:line>
        <draw:line draw:style-name="gr2" draw:text-style-name="P3" draw:layer="layout" svg:x1="27.352cm" svg:y1="34.932cm" svg:x2="27.352cm" svg:y2="36.837cm">
          <text:p/>
        </draw:line>
        <draw:line draw:style-name="gr2" draw:text-style-name="P3" draw:layer="layout" svg:x1="27.352cm" svg:y1="34.932cm" svg:x2="27.352cm" svg:y2="36.837cm">
          <text:p/>
        </draw:line>
        <draw:line draw:style-name="gr2" draw:text-style-name="P3" draw:layer="layout" svg:x1="27.352cm" svg:y1="34.932cm" svg:x2="27.352cm" svg:y2="36.837cm">
          <text:p/>
        </draw:line>
        <draw:line draw:style-name="gr2" draw:text-style-name="P3" draw:layer="layout" svg:x1="27.352cm" svg:y1="34.932cm" svg:x2="27.352cm" svg:y2="36.837cm">
          <text:p/>
        </draw:line>
        <draw:line draw:style-name="gr2" draw:text-style-name="P3" draw:layer="layout" svg:x1="27.352cm" svg:y1="34.932cm" svg:x2="27.352cm" svg:y2="36.837cm">
          <text:p/>
        </draw:line>
        <draw:line draw:style-name="gr2" draw:text-style-name="P3" draw:layer="layout" svg:x1="27.352cm" svg:y1="34.932cm" svg:x2="27.352cm" svg:y2="36.837cm">
          <text:p/>
        </draw:line>
        <draw:frame draw:style-name="gr6" draw:text-style-name="P3" draw:layer="layout" svg:width="4.337cm" svg:height="0.963cm" svg:x="29.575cm" svg:y="42.444cm">
          <draw:text-box>
            <text:p text:style-name="P1">Yes</text:p>
          </draw:text-box>
        </draw:frame>
        <draw:line draw:style-name="gr4" draw:text-style-name="P3" draw:layer="layout" svg:x1="9.255cm" svg:y1="7.35cm" svg:x2="9.267cm" svg:y2="48.915cm">
          <text:p/>
        </draw:line>
        <draw:line draw:style-name="gr2" draw:text-style-name="P3" draw:layer="layout" svg:x1="9.255cm" svg:y1="7.35cm" svg:x2="18.145cm" svg:y2="7.35cm">
          <text:p/>
        </draw:line>
        <draw:custom-shape draw:style-name="gr1" draw:text-style-name="P7" draw:layer="layout" svg:width="6.35cm" svg:height="1.905cm" svg:x="36.242cm" svg:y="50.827cm">
          <text:p text:style-name="P6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33.368cm" svg:y1="22.232cm" svg:x2="33.368cm" svg:y2="24.137cm">
          <text:p/>
        </draw:line>
        <draw:custom-shape draw:style-name="gr3" draw:text-style-name="P4" draw:layer="layout" svg:width="6.35cm" svg:height="6.35cm" svg:x="30.193cm" svg:y="27.967cm">
          <text:p text:style-name="P1">Card draw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30.193cm" svg:y1="31.142cm" svg:x2="27.335cm" svg:y2="31.142cm">
          <text:p/>
        </draw:line>
        <draw:line draw:style-name="gr2" draw:text-style-name="P3" draw:layer="layout" svg:x1="27.335cm" svg:y1="31.142cm" svg:x2="27.335cm" svg:y2="33.047cm">
          <text:p/>
        </draw:line>
        <draw:frame draw:style-name="gr5" draw:text-style-name="P5" draw:layer="layout" svg:width="4.337cm" svg:height="1.673cm" svg:x="26.608cm" svg:y="29.469cm">
          <draw:text-box>
            <text:p text:style-name="P1">From the deck</text:p>
          </draw:text-box>
        </draw:frame>
        <draw:line draw:style-name="gr4" draw:text-style-name="P3" draw:layer="layout" svg:x1="39.398cm" svg:y1="31.144cm" svg:x2="36.54cm" svg:y2="31.144cm">
          <text:p/>
        </draw:line>
        <draw:line draw:style-name="gr2" draw:text-style-name="P3" draw:layer="layout" svg:x1="39.397cm" svg:y1="31.142cm" svg:x2="39.397cm" svg:y2="33.047cm">
          <text:p/>
        </draw:line>
        <draw:frame draw:style-name="gr7" draw:text-style-name="P3" draw:layer="layout" svg:width="4.337cm" svg:height="2.384cm" svg:x="35.815cm" svg:y="28.766cm">
          <draw:text-box>
            <text:p text:style-name="P8"><text:span text:style-name="T1">From the </text:span>discarded cards</text:p>
          </draw:text-box>
        </draw:frame>
        <draw:line draw:style-name="gr4" draw:text-style-name="P3" draw:layer="layout" svg:x1="11.564cm" svg:y1="11.22cm" svg:x2="11.549cm" svg:y2="43.795cm">
          <text:p/>
        </draw:line>
        <draw:custom-shape draw:style-name="gr1" draw:text-style-name="P2" draw:layer="layout" svg:width="6.35cm" svg:height="1.905cm" svg:x="18.146cm" svg:y="10.259cm">
          <text:p text:style-name="P8">Selects a card from the ha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1.321cm" svg:y1="12.134cm" svg:x2="21.321cm" svg:y2="14.039cm">
          <text:p/>
        </draw:line>
        <draw:line draw:style-name="gr2" draw:text-style-name="P3" draw:layer="layout" svg:x1="11.549cm" svg:y1="11.232cm" svg:x2="18.164cm" svg:y2="11.235cm">
          <text:p/>
        </draw:line>
        <draw:line draw:style-name="gr2" draw:text-style-name="P3" draw:layer="layout" svg:x1="9.235cm" svg:y1="7.35cm" svg:x2="18.125cm" svg:y2="7.35cm">
          <text:p/>
        </draw:line>
        <draw:line draw:style-name="gr2" draw:text-style-name="P3" draw:layer="layout" svg:x1="9.235cm" svg:y1="7.35cm" svg:x2="18.125cm" svg:y2="7.35cm">
          <text:p/>
        </draw:line>
        <draw:line draw:style-name="gr2" draw:text-style-name="P3" draw:layer="layout" svg:x1="9.235cm" svg:y1="7.35cm" svg:x2="18.125cm" svg:y2="7.35cm">
          <text:p/>
        </draw:line>
        <draw:custom-shape draw:style-name="gr1" draw:text-style-name="P7" draw:layer="layout" svg:width="6.35cm" svg:height="1.905cm" svg:x="30.226cm" svg:y="24.113cm">
          <text:p text:style-name="P6">Play the c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33.401cm" svg:y1="25.998cm" svg:x2="33.401cm" svg:y2="27.90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22:21:56.713437643</meta:creation-date>
    <dc:date>2023-05-11T12:31:18.014417117</dc:date>
    <meta:editing-duration>PT1H51M50S</meta:editing-duration>
    <meta:editing-cycles>7</meta:editing-cycles>
    <meta:generator>LibreOffice/7.5.0.3$MacOSX_AARCH64 LibreOffice_project/c21113d003cd3efa8c53188764377a8272d9d6de</meta:generator>
    <meta:document-statistic meta:object-count="66"/>
  </office:meta>
</office:document-meta>
</file>